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BeanContextChildSupport.serviceRevoked( BeanContextServiceRevokedEvent bcs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rolBeanContextChildSupport.setBeanContext( BeanContext b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trolBeanContextChildSupport.writeObject( ObjectOutputStream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rolBeanContextChildSupport.getPe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ChildSupport.ControlBeanContextChildSupport( BeanContextChild bc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rolBeanContextChildSupport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ChildSupport.releaseBeanContext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rolBeanContextChildSupport.serviceAvailable( BeanContextServiceAvailableEvent bcsa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rolBeanContextChildSupport.addVetoableChangeListener( String name , VetoableChangeListener v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ChildSupport.firePropertyChange( String name , Object oldValue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ChildSupport.removePropertyChangeListener( String name , PropertyChangeListener p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ChildSupport.removeVetoableChangeListener( String name , VetoableChangeListener v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ChildSupport.ControlBeanContextChild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rolBeanContextChildSupport.addPropertyChangeListener( String name , PropertyChangeListener pc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ContextChildSupport.getBea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